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7.624cm" fo:min-width="4.072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7.624cm" fo:min-width="4.072cm"/>
      <style:paragraph-properties style:writing-mode="lr-tb"/>
    </style:style>
    <style:style style:name="gr3" style:family="graphic" style:parent-style-name="objectwithoutfill">
      <style:graphic-properties svg:stroke-width="0.106cm" svg:stroke-color="#000000" draw:marker-start-width="0.359cm" draw:marker-end="Rounded_20_short_20_Arrow" draw:marker-end-width="0.359cm" draw:fill="solid" draw:textarea-vertical-align="middle" fo:padding-top="0.178cm" fo:padding-bottom="0.178cm" fo:padding-left="0.303cm" fo:padding-right="0.303cm" draw:shadow="hidden"/>
    </style:style>
    <style:style style:name="gr4" style:family="graphic" style:parent-style-name="objectwithoutfill">
      <style:graphic-properties svg:stroke-width="0.053cm" svg:stroke-color="#3465a4" draw:marker-start-width="0.279cm" draw:marker-end="Arrow" draw:marker-end-width="0.379cm" draw:fill="solid" draw:textarea-vertical-align="middle" fo:padding-top="0.151cm" fo:padding-bottom="0.151cm" fo:padding-left="0.276cm" fo:padding-right="0.276cm" draw:shadow="hidden"/>
    </style:style>
    <style:style style:name="gr5" style:family="graphic" style:parent-style-name="standard">
      <style:graphic-properties draw:stroke="none" svg:stroke-color="#000000" draw:fill="none" draw:fill-color="#ffffff" fo:min-height="0.512cm" draw:shadow="hidden"/>
      <style:paragraph-properties style:writing-mode="lr-tb"/>
    </style:style>
    <style:style style:name="gr6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2.504cm" fo:min-width="1.334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325cm" fo:min-width="4.072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-color="#729fc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7.874cm" svg:x="5.984cm" svg:y="7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572cm" svg:height="7.874cm" svg:x="13.083cm" svg:y="7.889cm">
          <text:p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1.037cm" svg:height="2.248cm" draw:transform="skewX (0.00855211333477215) rotate (-2.72934588426873) translate (16.4734623765925cm 12.8468355906944cm)" svg:viewBox="0 0 1038 2249" svg:d="M0 2249c1126 0 395-651 395-651 0 0-787-770 198-622 984 148 28-976 28-976">
          <text:p/>
        </draw:path>
        <draw:line draw:style-name="gr4" draw:text-style-name="P4" draw:layer="layout" svg:x1="8.366cm" svg:y1="10.017cm" svg:x2="10.398cm" svg:y2="10.398cm">
          <text:p/>
        </draw:line>
        <draw:line draw:style-name="gr4" draw:text-style-name="P4" draw:layer="layout" svg:x1="15.17cm" svg:y1="12.838cm" svg:x2="13.192cm" svg:y2="13.065cm">
          <text:p/>
        </draw:line>
        <draw:frame draw:style-name="gr5" draw:text-style-name="P6" draw:layer="layout" svg:width="4.572cm" svg:height="0.762cm" svg:x="13.056cm" svg:y="7cm">
          <draw:text-box>
            <text:p text:style-name="P5"><text:span text:style-name="T1">kernel thread</text:span></text:p>
          </draw:text-box>
        </draw:frame>
        <draw:frame draw:style-name="gr5" draw:text-style-name="P6" draw:layer="layout" svg:width="4.572cm" svg:height="0.762cm" svg:x="5.956cm" svg:y="7cm">
          <draw:text-box>
            <text:p text:style-name="P5"><text:span text:style-name="T1">user thread</text:span></text:p>
          </draw:text-box>
        </draw:frame>
        <draw:path draw:style-name="gr6" draw:text-style-name="P7" draw:layer="layout" svg:width="6.135cm" svg:height="1.055cm" draw:transform="skewX (-0.4616395871525) rotate (-1.42541040010377) translate (8.15112681587974cm 8.64123828397108cm)" svg:viewBox="0 0 6136 1056" svg:d="M4 76c-77 931 1011 177 1011 177 0 0 1003-732 1002 294s1349-106 1349-106c0 0 1087-754 1258 230 170 984 1512-228 1512-228">
          <text:p/>
        </draw:path>
        <draw:custom-shape draw:style-name="gr7" draw:text-style-name="P9" draw:layer="layout" svg:width="2.032cm" svg:height="2.952cm" svg:x="10.804cm" svg:y="10.386cm">
          <text:p text:style-name="P8"><text:span text:style-name="T2">sysp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54cm" svg:height="0.683cm" svg:x="8.074cm" svg:y="9.31cm">
          <draw:text-box>
            <text:p><text:span text:style-name="T3">post syscall</text:span></text:p>
          </draw:text-box>
        </draw:frame>
        <draw:line draw:style-name="gr4" draw:text-style-name="P4" draw:layer="layout" svg:x1="8.239cm" svg:y1="13.7cm" svg:x2="10.525cm" svg:y2="13.319cm">
          <text:p/>
        </draw:line>
        <draw:frame draw:style-name="gr9" draw:text-style-name="P11" draw:layer="layout" svg:width="2.54cm" svg:height="1.115cm" svg:x="8.374cm" svg:y="12.211cm">
          <draw:text-box>
            <text:p text:style-name="P5"><text:span text:style-name="T3">read return value</text:span></text:p>
          </draw:text-box>
        </draw:frame>
        <draw:frame draw:style-name="gr9" draw:text-style-name="P11" draw:layer="layout" svg:width="2.54cm" svg:height="1.115cm" svg:x="12.874cm" svg:y="11.812cm">
          <draw:text-box>
            <text:p text:style-name="P5"><text:span text:style-name="T3">write return value</text:span></text:p>
          </draw:text-box>
        </draw:frame>
        <draw:custom-shape draw:style-name="gr10" draw:text-style-name="P8" draw:layer="layout" svg:width="4.572cm" svg:height="1.575cm" svg:x="5.975cm" svg:y="16.14cm">
          <text:p text:style-name="P8"><text:span text:style-name="T2">CPU 0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572cm" svg:height="1.575cm" svg:x="13.075cm" svg:y="16.14cm">
          <text:p text:style-name="P8"><text:span text:style-name="T2">CPU 3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5.184cm" svg:y1="10.769cm" svg:x2="13.319cm" svg:y2="10.906cm">
          <text:p/>
        </draw:line>
        <draw:frame draw:style-name="gr9" draw:text-style-name="P11" draw:layer="layout" svg:width="2.54cm" svg:height="1.115cm" svg:x="12.974cm" svg:y="9.613cm">
          <draw:text-box>
            <text:p text:style-name="P5"><text:span text:style-name="T3">check for new entri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10-20T23:41:36.093000000</meta:creation-date>
    <meta:generator>LibreOffice/6.4.5.2$Linux_X86_64 LibreOffice_project/40$Build-2</meta:generator>
    <dc:date>2020-08-12T03:21:54.830288995</dc:date>
    <meta:editing-duration>PT28M21S</meta:editing-duration>
    <meta:editing-cycles>14</meta:editing-cycles>
    <meta:document-statistic meta:object-count="17"/>
  </office:meta>
</office:document-meta>
</file>